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10000006438020EBF.png"/>
  <manifest:file-entry manifest:media-type="image/png" manifest:full-path="Pictures/100000000000026A000002579A850AF1.png"/>
  <manifest:file-entry manifest:media-type="image/png" manifest:full-path="Pictures/100002010000011000000022C59633B5.png"/>
  <manifest:file-entry manifest:media-type="image/png" manifest:full-path="Pictures/10000000000000D80000008C75ABCEB8.png"/>
  <manifest:file-entry manifest:media-type="image/png" manifest:full-path="Pictures/10000000000000D80000008C74F07694.png"/>
  <manifest:file-entry manifest:media-type="image/png" manifest:full-path="Pictures/10000201000001A4000001B4EE2EB280.png"/>
  <manifest:file-entry manifest:media-type="image/png" manifest:full-path="Pictures/10000000000000D80000008BADB8B765.png"/>
  <manifest:file-entry manifest:media-type="image/png" manifest:full-path="Pictures/100000000000021E00000257CABCE7A6.png"/>
  <manifest:file-entry manifest:media-type="image/png" manifest:full-path="Pictures/10000201000000E200000119EAFDB20A.png"/>
  <manifest:file-entry manifest:media-type="image/png" manifest:full-path="Pictures/10000000000000D80000008E2ECA98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00" draw:textarea-vertical-align="middle" draw:auto-grow-height="true" fo:min-height="1.27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ff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textarea-vertical-align="top" draw:auto-grow-height="true" fo:min-height="1.647cm" fo:min-width="1.374cm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draw:fill="none" draw:textarea-vertical-align="top" draw:auto-grow-height="true" fo:min-height="0.567cm" fo:min-width="2.799cm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none" draw:fill="none" draw:textarea-vertical-align="top" draw:auto-grow-height="true" fo:min-height="0.492cm" fo:min-width="4.37cm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textarea-vertical-align="top" draw:auto-grow-height="true" fo:min-height="0.343cm" fo:min-width="0.484cm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textarea-vertical-align="top" draw:auto-grow-height="true" fo:min-height="1.164cm" fo:min-width="1.856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203cm" draw:marker-start-width="0.503cm" draw:marker-end-width="0.503cm" draw:fill="solid" draw:fill-color="#ccccc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 style:list-style-name="L1">
      <style:graphic-properties draw:stroke="none" draw:fill="none" draw:textarea-vertical-align="top" draw:auto-grow-height="true" fo:min-height="0.848cm" fo:min-width="3.071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draw:fill="none" draw:textarea-vertical-align="top" draw:auto-grow-height="true" fo:min-height="1.904cm" fo:min-width="1.755cm" fo:padding-top="0.125cm" fo:padding-bottom="0.125cm" fo:padding-left="0.25cm" fo:padding-right="0.25cm" fo:wrap-option="no-wrap"/>
    </style:style>
    <style:style style:name="gr12" style:family="graphic">
      <style:graphic-properties style:protect="size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1.647cm" fo:min-width="1.835cm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draw:textarea-vertical-align="top" draw:auto-grow-height="true" fo:min-height="0.677cm" fo:min-width="3.609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0.593cm" fo:min-width="5.556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0.424cm" fo:min-width="0.726cm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1.164cm" fo:min-width="1.877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draw:fill="none" draw:textarea-vertical-align="top" draw:auto-grow-height="true" fo:min-height="0.848cm" fo:min-width="3.071cm" fo:padding-top="0.125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none" svg:stroke-width="0.026cm" draw:stroke-linejoin="miter" draw:fill="none" draw:textarea-vertical-align="top" draw:auto-grow-height="true" fo:min-height="3.026cm" fo:min-width="7.41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ff3300" draw:stroke-linejoin="miter" draw:fill="solid" draw:fill-color="#ffffff" draw:textarea-vertical-align="middle" draw:auto-grow-height="true" fo:min-height="4.9cm" fo:min-width="7.885cm" fo:padding-top="0.125cm" fo:padding-bottom="0.125cm" fo:padding-left="0.25cm" fo:padding-right="0.25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384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1.017cm" fo:min-width="0.559cm" fo:padding-top="0.125cm" fo:padding-bottom="0.125cm" fo:padding-left="0.25cm" fo:padding-right="0.25cm" fo:wrap-option="no-wrap"/>
    </style:style>
    <style:style style:name="gr23" style:family="graphic" style:parent-style-name="standard" style:list-style-name="L1">
      <style:graphic-properties draw:stroke="none" draw:fill="none" draw:textarea-vertical-align="top" draw:auto-grow-height="true" fo:min-height="1.017cm" fo:min-width="0.869cm" fo:padding-top="0.125cm" fo:padding-bottom="0.125cm" fo:padding-left="0.25cm" fo:padding-right="0.25cm" fo:wrap-option="no-wrap"/>
    </style:style>
    <style:style style:name="gr24" style:family="graphic" style:parent-style-name="standard" style:list-style-name="L1">
      <style:graphic-properties draw:stroke="none" draw:fill="none" draw:textarea-vertical-align="top" draw:auto-grow-height="true" fo:min-height="1.017cm" fo:min-width="0.61cm" fo:padding-top="0.125cm" fo:padding-bottom="0.125cm" fo:padding-left="0.25cm" fo:padding-right="0.25cm" fo:wrap-option="no-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1.904cm" fo:min-width="1.83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.1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.317cm" fo:margin-bottom="0cm" fo:text-align="end"/>
    </style:style>
    <style:style style:name="P4" style:family="paragraph">
      <style:paragraph-properties fo:margin-top="0.317cm" fo:margin-bottom="0cm" fo:text-align="end" style:font-independent-line-spacing="true"/>
      <style:text-properties fo:font-size="18pt"/>
    </style:style>
    <style:style style:name="P5" style:family="paragraph">
      <style:paragraph-properties fo:margin-top="0.317cm" fo:margin-bottom="0cm"/>
    </style:style>
    <style:style style:name="P6" style:family="paragraph">
      <style:paragraph-properties fo:margin-top="0.317cm" fo:margin-bottom="0cm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T1" style:family="text">
      <style:text-properties fo:color="#000000" style:text-line-through-style="none" fo:font-family="Helvetica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3333ff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text-line-through-style="none" fo:font-family="'Bookman Old Style'" style:font-family-generic="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'Bookman Old Style'" style:font-family-generic="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'Bookman Old Style'" style:font-family-generic="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3333ff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66ff33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33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Picture 3" draw:style-name="gr1" draw:text-style-name="P1" draw:layer="layout" svg:width="10.785cm" svg:height="11.195cm" svg:x="0.2cm" svg:y="6.05cm">
          <draw:image xlink:href="Pictures/10000201000001A4000001B4EE2EB280.png" xlink:type="simple" xlink:show="embed" xlink:actuate="onLoad">
            <text:p/>
          </draw:image>
        </draw:frame>
        <draw:g draw:name="Group 16">
          <draw:custom-shape draw:name="AutoShape 17" draw:style-name="gr2" draw:text-style-name="P2" draw:layer="layout" svg:width="2.257cm" svg:height="4.321cm" svg:x="15.24cm" svg:y="1.90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 draw:name="Group 19">
          <draw:g draw:name="Group 20">
            <draw:custom-shape draw:name="AutoShape 21" draw:style-name="gr3" draw:text-style-name="P2" draw:layer="layout" svg:width="6.061cm" svg:height="4.225cm" svg:x="7.477cm" svg:y="1.217cm">
              <text:p/>
              <draw:enhanced-geometry svg:viewBox="0 0 21600 21600" draw:glue-points="10800 0 0 10800 10800 21600 21600 10800 ?f40 ?f41" draw:text-areas="0 0 21600 21600" draw:type="rectangular-callout" draw:modifiers="3.56318046849225 403.786086133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name="Picture 22" draw:style-name="gr1" draw:text-style-name="P1" draw:layer="layout" svg:width="5.505cm" svg:height="3.887cm" svg:x="7.64cm" svg:y="1.446cm">
              <draw:image xlink:href="Pictures/10000000000000D80000008BADB8B765.png" xlink:type="simple" xlink:show="embed" xlink:actuate="onLoad">
                <text:p/>
              </draw:image>
            </draw:frame>
            <draw:custom-shape draw:name="Text Box 23" draw:style-name="gr4" draw:text-style-name="P4" draw:layer="layout" svg:width="2.335cm" svg:height="1.897cm" svg:x="11.353cm" svg:y="1.299cm">
              <text:p text:style-name="P3"><text:span text:style-name="T1">Distribuição</text:span></text:p>
              <text:p text:style-name="P3"><text:span text:style-name="T1">Espectral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24" draw:style-name="gr5" draw:text-style-name="P6" draw:layer="layout" svg:width="4.109cm" svg:height="0.927cm" svg:x="7.876cm" svg:y="4.095cm">
            <text:p text:style-name="P5"><text:span text:style-name="T2">Illuminant D65</text:span></text:p>
            <draw:enhanced-geometry svg:viewBox="0 0 21600 21600" draw:type="rectangle" draw:enhanced-path="M 0 0 L 21600 0 21600 21600 0 21600 0 0 Z N"/>
          </draw:custom-shape>
        </draw:g>
        <draw:frame draw:name="Picture 25" draw:style-name="gr1" draw:text-style-name="P1" draw:layer="layout" svg:width="5.796cm" svg:height="0.807cm" svg:x="7.59cm" svg:y="5.543cm">
          <draw:image xlink:href="Pictures/100002010000011000000022C59633B5.png" xlink:type="simple" xlink:show="embed" xlink:actuate="onLoad">
            <text:p/>
          </draw:image>
        </draw:frame>
        <draw:frame draw:name="Picture 26" draw:style-name="gr1" draw:text-style-name="P1" draw:layer="layout" svg:width="4.445cm" svg:height="5.08cm" svg:x="10.795cm" svg:y="5.08cm">
          <draw:image xlink:href="Pictures/10000201000000B10000006438020EBF.png" xlink:type="simple" xlink:show="embed" xlink:actuate="onLoad">
            <text:p/>
          </draw:image>
        </draw:frame>
        <draw:custom-shape draw:name="Rectangle 27" draw:style-name="gr6" draw:text-style-name="P6" draw:layer="layout" svg:width="6.056cm" svg:height="0.843cm" svg:x="7.391cm" svg:y="0.435cm">
          <text:p text:style-name="P5"><text:span text:style-name="T3">Onda Eletromagnética</text:span></text:p>
          <draw:enhanced-geometry svg:viewBox="0 0 21600 21600" draw:type="rectangle" draw:enhanced-path="M 0 0 L 21600 0 21600 21600 0 21600 0 0 Z N"/>
        </draw:custom-shape>
        <draw:custom-shape draw:name="Text Box 28" draw:style-name="gr7" draw:text-style-name="P6" draw:layer="layout" svg:width="1.226cm" svg:height="0.674cm" svg:x="14.135cm" svg:y="4.934cm">
          <text:p text:style-name="P5"><text:span text:style-name="T1">(nm)</text:span></text:p>
          <draw:enhanced-geometry svg:viewBox="0 0 21600 21600" draw:type="rectangle" draw:enhanced-path="M 0 0 L 21600 0 21600 21600 0 21600 0 0 Z N"/>
        </draw:custom-shape>
        <draw:g draw:name="Group 4">
          <draw:custom-shape draw:name="AutoShape 5" draw:style-name="gr3" draw:text-style-name="P2" draw:layer="layout" svg:width="7.057cm" svg:height="4.797cm" svg:x="1.198cm" svg:y="9.525cm">
            <text:p/>
            <draw:enhanced-geometry svg:viewBox="0 0 21600 21600" draw:glue-points="10800 0 0 10800 10800 21600 21600 10800 ?f40 ?f41" draw:text-areas="0 0 21600 21600" draw:type="rectangular-callout" draw:modifiers="0 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name="Picture 6" draw:style-name="gr1" draw:text-style-name="P1" draw:layer="layout" svg:width="6.856cm" svg:height="4.506cm" svg:x="1.27cm" svg:y="9.706cm">
            <draw:image xlink:href="Pictures/10000000000000D80000008E2ECA988D.png" xlink:type="simple" xlink:show="embed" xlink:actuate="onLoad">
              <text:p/>
            </draw:image>
          </draw:frame>
          <draw:custom-shape draw:name="Text Box 7" draw:style-name="gr8" draw:text-style-name="P6" draw:layer="layout" svg:width="2.377cm" svg:height="1.414cm" svg:x="1.856cm" svg:y="9.688cm">
            <text:p text:style-name="P5"><text:span text:style-name="T1">Espectro de</text:span></text:p>
            <text:p text:style-name="P5"><text:span text:style-name="T1">Reflexão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8.178cm" svg:height="3.463cm" draw:transform="rotate (-0.349065850399987) translate (11.344cm 9.488cm)">
          <text:p/>
          <draw:enhanced-geometry svg:viewBox="0 0 21600 21600" draw:text-areas="0 ?f0 ?f5 ?f2" draw:type="right-arrow" draw:modifiers="15116.2897223017 6370.611388087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9" draw:style-name="gr10" draw:text-style-name="P6" draw:layer="layout" svg:width="3.571cm" svg:height="1.098cm" svg:x="14.209cm" svg:y="14.605cm">
          <text:p text:style-name="P5"><text:span text:style-name="T4">Estímulo</text:span></text:p>
          <draw:enhanced-geometry svg:viewBox="0 0 21600 21600" draw:type="rectangle" draw:enhanced-path="M 0 0 L 21600 0 21600 21600 0 21600 0 0 Z N"/>
        </draw:custom-shape>
        <draw:g draw:name="Group 8">
          <draw:g draw:name="Group 10">
            <draw:custom-shape draw:name="AutoShape 11" draw:style-name="gr3" draw:text-style-name="P2" draw:layer="layout" svg:width="7.548cm" svg:height="4.797cm" svg:x="19.179cm" svg:y="11.725cm">
              <text:p/>
              <draw:enhanced-geometry svg:viewBox="0 0 21600 21600" draw:glue-points="10800 0 0 10800 10800 21600 21600 10800 ?f40 ?f41" draw:text-areas="0 0 21600 21600" draw:type="rectangular-callout" draw:modifiers="0 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name="Picture 12" draw:style-name="gr1" draw:text-style-name="P1" draw:layer="layout" svg:width="6.856cm" svg:height="4.444cm" svg:x="19.488cm" svg:y="11.972cm">
              <draw:image xlink:href="Pictures/10000000000000D80000008C75ABCEB8.png" xlink:type="simple" xlink:show="embed" xlink:actuate="onLoad">
                <text:p/>
              </draw:image>
            </draw:frame>
            <draw:custom-shape draw:name="Text Box 13" draw:style-name="gr11" draw:text-style-name="P6" draw:layer="layout" svg:width="2.335cm" svg:height="2.154cm" svg:x="20.231cm" svg:y="11.994cm">
              <text:p text:style-name="P5"><text:span text:style-name="T1">Distribuição</text:span></text:p>
              <text:p text:style-name="P5"><text:span text:style-name="T1">Espectral</text:span></text:p>
              <text:p text:style-name="P5"><text:span text:style-name="T1">Resultante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3" draw:style-name="gr1" draw:text-style-name="P1" draw:layer="layout" svg:width="10.785cm" svg:height="11.195cm" svg:x="0.2cm" svg:y="6.05cm">
          <draw:image xlink:href="Pictures/10000201000001A4000001B4EE2EB280.png" xlink:type="simple" xlink:show="embed" xlink:actuate="onLoad">
            <text:p/>
          </draw:image>
        </draw:frame>
        <draw:g draw:name="Group 16">
          <draw:custom-shape draw:name="AutoShape 17" draw:style-name="gr2" draw:text-style-name="P2" draw:layer="layout" svg:width="2.257cm" svg:height="4.321cm" svg:x="15.24cm" svg:y="1.90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</draw:g>
        <draw:g draw:name="Group 19">
          <draw:g draw:name="Group 20">
            <draw:custom-shape draw:name="AutoShape 21" draw:style-name="gr3" draw:text-style-name="P2" draw:layer="layout" svg:width="6.061cm" svg:height="4.225cm" svg:x="7.477cm" svg:y="1.217cm">
              <text:p/>
              <draw:enhanced-geometry svg:viewBox="0 0 21600 21600" draw:glue-points="10800 0 0 10800 10800 21600 21600 10800 ?f40 ?f41" draw:text-areas="0 0 21600 21600" draw:type="rectangular-callout" draw:modifiers="3.56318046849225 403.786086133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name="Picture 22" draw:style-name="gr1" draw:text-style-name="P1" draw:layer="layout" svg:width="5.505cm" svg:height="3.887cm" svg:x="7.64cm" svg:y="1.446cm">
              <draw:image xlink:href="Pictures/10000000000000D80000008BADB8B765.png" xlink:type="simple" xlink:show="embed" xlink:actuate="onLoad">
                <text:p/>
              </draw:image>
            </draw:frame>
            <draw:custom-shape draw:name="Text Box 23" draw:style-name="gr13" draw:text-style-name="P4" draw:layer="layout" svg:width="2.335cm" svg:height="1.897cm" svg:x="11.353cm" svg:y="1.299cm">
              <text:p text:style-name="P3"><text:span text:style-name="T1">Distribuição</text:span></text:p>
              <text:p text:style-name="P3"><text:span text:style-name="T1">Espectral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24" draw:style-name="gr14" draw:text-style-name="P6" draw:layer="layout" svg:width="4.109cm" svg:height="0.927cm" svg:x="7.876cm" svg:y="4.095cm">
            <text:p text:style-name="P5"><text:span text:style-name="T2">Illuminant D65</text:span></text:p>
            <draw:enhanced-geometry svg:viewBox="0 0 21600 21600" draw:type="rectangle" draw:enhanced-path="M 0 0 L 21600 0 21600 21600 0 21600 0 0 Z N"/>
          </draw:custom-shape>
        </draw:g>
        <draw:frame draw:name="Picture 25" draw:style-name="gr1" draw:text-style-name="P1" draw:layer="layout" svg:width="5.796cm" svg:height="0.807cm" svg:x="7.59cm" svg:y="5.543cm">
          <draw:image xlink:href="Pictures/100002010000011000000022C59633B5.png" xlink:type="simple" xlink:show="embed" xlink:actuate="onLoad">
            <text:p/>
          </draw:image>
        </draw:frame>
        <draw:frame draw:name="Picture 26" draw:style-name="gr1" draw:text-style-name="P1" draw:layer="layout" svg:width="4.445cm" svg:height="5.08cm" svg:x="10.795cm" svg:y="5.08cm">
          <draw:image xlink:href="Pictures/10000201000000B10000006438020EBF.png" xlink:type="simple" xlink:show="embed" xlink:actuate="onLoad">
            <text:p/>
          </draw:image>
        </draw:frame>
        <draw:custom-shape draw:name="Rectangle 27" draw:style-name="gr15" draw:text-style-name="P6" draw:layer="layout" svg:width="6.056cm" svg:height="0.843cm" svg:x="7.391cm" svg:y="0.435cm">
          <text:p text:style-name="P5"><text:span text:style-name="T3">Onda Eletromagnética</text:span></text:p>
          <draw:enhanced-geometry svg:viewBox="0 0 21600 21600" draw:type="rectangle" draw:enhanced-path="M 0 0 L 21600 0 21600 21600 0 21600 0 0 Z N"/>
        </draw:custom-shape>
        <draw:custom-shape draw:name="Text Box 28" draw:style-name="gr16" draw:text-style-name="P6" draw:layer="layout" svg:width="1.226cm" svg:height="0.674cm" svg:x="14.135cm" svg:y="4.934cm">
          <text:p text:style-name="P5"><text:span text:style-name="T1">(nm)</text:span></text:p>
          <draw:enhanced-geometry svg:viewBox="0 0 21600 21600" draw:type="rectangle" draw:enhanced-path="M 0 0 L 21600 0 21600 21600 0 21600 0 0 Z N"/>
        </draw:custom-shape>
        <draw:g draw:name="Group 4">
          <draw:custom-shape draw:name="AutoShape 5" draw:style-name="gr3" draw:text-style-name="P2" draw:layer="layout" svg:width="7.057cm" svg:height="4.797cm" svg:x="1.198cm" svg:y="9.525cm">
            <text:p/>
            <draw:enhanced-geometry svg:viewBox="0 0 21600 21600" draw:glue-points="10800 0 0 10800 10800 21600 21600 10800 ?f40 ?f41" draw:text-areas="0 0 21600 21600" draw:type="rectangular-callout" draw:modifiers="0 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name="Picture 6" draw:style-name="gr1" draw:text-style-name="P1" draw:layer="layout" svg:width="6.856cm" svg:height="4.506cm" svg:x="1.27cm" svg:y="9.706cm">
            <draw:image xlink:href="Pictures/10000000000000D80000008E2ECA988D.png" xlink:type="simple" xlink:show="embed" xlink:actuate="onLoad">
              <text:p/>
            </draw:image>
          </draw:frame>
          <draw:custom-shape draw:name="Text Box 7" draw:style-name="gr17" draw:text-style-name="P6" draw:layer="layout" svg:width="2.377cm" svg:height="1.414cm" svg:x="1.856cm" svg:y="9.688cm">
            <text:p text:style-name="P5"><text:span text:style-name="T1">Espectro de</text:span></text:p>
            <text:p text:style-name="P5"><text:span text:style-name="T1">Reflexão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7" draw:layer="layout" svg:width="8.178cm" svg:height="3.463cm" draw:transform="rotate (-0.349065850399987) translate (11.344cm 9.488cm)">
          <text:p/>
          <draw:enhanced-geometry svg:viewBox="0 0 21600 21600" draw:text-areas="0 ?f0 ?f5 ?f2" draw:type="right-arrow" draw:modifiers="15116.2897223017 6370.611388087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7" draw:style-name="gr1" draw:text-style-name="P1" draw:layer="layout" svg:width="8.958cm" svg:height="12.302cm" svg:x="18.347cm" svg:y="9.288cm">
          <draw:image xlink:href="Pictures/10000201000000E200000119EAFDB20A.png" xlink:type="simple" xlink:show="embed" xlink:actuate="onLoad">
            <text:p/>
          </draw:image>
        </draw:frame>
        <draw:custom-shape draw:name="Text Box 9" draw:style-name="gr18" draw:text-style-name="P6" draw:layer="layout" svg:width="3.571cm" svg:height="1.098cm" svg:x="14.209cm" svg:y="14.605cm">
          <text:p text:style-name="P5"><text:span text:style-name="T4">Estímulo</text:span></text:p>
          <draw:enhanced-geometry svg:viewBox="0 0 21600 21600" draw:type="rectangle" draw:enhanced-path="M 0 0 L 21600 0 21600 21600 0 21600 0 0 Z N"/>
        </draw:custom-shape>
        <draw:custom-shape draw:name="Text Box 10" draw:style-name="gr19" draw:text-style-name="P6" draw:layer="layout" svg:width="7.91cm" svg:height="3.276cm" svg:x="19.685cm" svg:y="10.059cm">
          <text:p text:style-name="P5"><text:span text:style-name="T5">Observador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g draw:name="Group 11">
          <draw:custom-shape draw:name="Rectangle 12" draw:style-name="gr20" draw:text-style-name="P2" draw:layer="layout" svg:width="8.385cm" svg:height="5.15cm" svg:x="19.315cm" svg:y="4.81cm">
            <text:p/>
            <draw:enhanced-geometry svg:viewBox="0 0 21600 21600" draw:type="rectangle" draw:enhanced-path="M 0 0 L 21600 0 21600 21600 0 21600 0 0 Z N"/>
          </draw:custom-shape>
          <draw:g draw:name="Group 13">
            <draw:frame draw:name="Picture 14" draw:style-name="gr1" draw:text-style-name="P1" draw:layer="layout" svg:width="7.476cm" svg:height="4.444cm" svg:x="19.652cm" svg:y="5.269cm">
              <draw:image xlink:href="Pictures/10000000000000D80000008C74F07694.png" xlink:type="simple" xlink:show="embed" xlink:actuate="onLoad">
                <text:p/>
              </draw:image>
            </draw:frame>
            <draw:custom-shape draw:name="Rectangle 15" draw:style-name="gr21" draw:text-style-name="P4" draw:layer="layout" svg:width="3.539cm" svg:height="3.634cm" svg:x="23.661cm" svg:y="5.353cm">
              <text:p text:style-name="P3"><text:span text:style-name="T1">Espectro de Sensibilidade dos </text:span><text:span text:style-name="T1"><text:tab/></text:span><text:span text:style-name="T1">cones L, M e S.</text:span></text:p>
              <draw:enhanced-geometry svg:viewBox="0 0 21600 21600" draw:type="rectangle" draw:enhanced-path="M 0 0 L 21600 0 21600 21600 0 21600 0 0 Z N"/>
            </draw:custom-shape>
            <draw:custom-shape draw:name="Text Box 16" draw:style-name="gr22" draw:text-style-name="P6" draw:layer="layout" svg:width="1.059cm" svg:height="1.267cm" svg:x="20.504cm" svg:y="6.371cm">
              <text:p text:style-name="P5"><text:span text:style-name="T6">S</text:span></text:p>
              <draw:enhanced-geometry svg:viewBox="0 0 21600 21600" draw:type="rectangle" draw:enhanced-path="M 0 0 L 21600 0 21600 21600 0 21600 0 0 Z N"/>
            </draw:custom-shape>
            <draw:custom-shape draw:name="Text Box 17" draw:style-name="gr23" draw:text-style-name="P6" draw:layer="layout" svg:width="1.369cm" svg:height="1.267cm" svg:x="21.387cm" svg:y="5.066cm">
              <text:p text:style-name="P5"><text:span text:style-name="T7">M</text:span></text:p>
              <draw:enhanced-geometry svg:viewBox="0 0 21600 21600" draw:type="rectangle" draw:enhanced-path="M 0 0 L 21600 0 21600 21600 0 21600 0 0 Z N"/>
            </draw:custom-shape>
            <draw:custom-shape draw:name="Text Box 18" draw:style-name="gr24" draw:text-style-name="P6" draw:layer="layout" svg:width="1.11cm" svg:height="1.267cm" svg:x="24.003cm" svg:y="5.066cm">
              <text:p text:style-name="P5"><text:span text:style-name="T8">L</text:span></text:p>
              <draw:enhanced-geometry svg:viewBox="0 0 21600 21600" draw:type="rectangle" draw:enhanced-path="M 0 0 L 21600 0 21600 21600 0 21600 0 0 Z N"/>
            </draw:custom-shape>
          </draw:g>
        </draw:g>
        <draw:g draw:name="Group 8">
          <draw:g draw:name="Group 10">
            <draw:custom-shape draw:name="AutoShape 11" draw:style-name="gr3" draw:text-style-name="P2" draw:layer="layout" svg:width="7.548cm" svg:height="4.797cm" svg:x="10.867cm" svg:y="15.523cm">
              <text:p/>
              <draw:enhanced-geometry svg:viewBox="0 0 21600 21600" draw:glue-points="10800 0 0 10800 10800 21600 21600 10800 ?f40 ?f41" draw:text-areas="0 0 21600 21600" draw:type="rectangular-callout" draw:modifiers="0 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frame draw:name="Picture 12" draw:style-name="gr1" draw:text-style-name="P1" draw:layer="layout" svg:width="6.856cm" svg:height="4.444cm" svg:x="11.176cm" svg:y="15.77cm">
              <draw:image xlink:href="Pictures/10000000000000D80000008C75ABCEB8.png" xlink:type="simple" xlink:show="embed" xlink:actuate="onLoad">
                <text:p/>
              </draw:image>
            </draw:frame>
            <draw:custom-shape draw:name="Text Box 13" draw:style-name="gr25" draw:text-style-name="P6" draw:layer="layout" svg:width="2.335cm" svg:height="2.154cm" svg:x="11.919cm" svg:y="15.792cm">
              <text:p text:style-name="P5"><text:span text:style-name="T1">Distribuição</text:span></text:p>
              <text:p text:style-name="P5"><text:span text:style-name="T1">Espectral</text:span></text:p>
              <text:p text:style-name="P5"><text:span text:style-name="T1">Resultante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6" draw:text-style-name="P7" draw:layer="layout" svg:width="14.339cm" svg:height="15.848cm" svg:x="6.952cm" svg:y="2.626cm">
          <draw:image xlink:href="Pictures/100000000000021E00000257CABCE7A6.png" xlink:type="simple" xlink:show="embed" xlink:actuate="onLoad">
            <text:p/>
          </draw:image>
        </draw:frame>
        <draw:line draw:style-name="gr27" draw:text-style-name="P7" draw:layer="layout" svg:x1="11.43cm" svg:y1="13.335cm" svg:x2="12.7cm" svg:y2="9.525cm">
          <text:p/>
        </draw:line>
        <draw:frame draw:style-name="gr28" draw:layer="layout" svg:width="0.82cm" svg:height="1.597cm" svg:x="11.045cm" svg:y="12.7cm">
          <draw:text-box>
            <text:p>x</text:p>
          </draw:text-box>
        </draw:frame>
        <draw:frame draw:style-name="gr29" draw:layer="layout" svg:width="0.82cm" svg:height="1.597cm" svg:x="12.249cm" svg:y="9.031cm">
          <draw:text-box>
            <text:p>x</text:p>
          </draw:text-box>
        </draw:frame>
        <draw:frame draw:style-name="gr29" draw:layer="layout" svg:width="0.82cm" svg:height="1.597cm" svg:x="11.715cm" svg:y="10.732cm">
          <draw:text-box>
            <text:p>x</text:p>
          </draw:text-box>
        </draw:frame>
        <draw:frame draw:style-name="gr30" draw:layer="layout" svg:width="1.311cm" svg:height="0.962cm" svg:x="10.795cm" svg:y="13.335cm">
          <draw:text-box>
            <text:p>C1</text:p>
          </draw:text-box>
        </draw:frame>
        <draw:frame draw:style-name="gr30" draw:layer="layout" svg:width="1.311cm" svg:height="0.962cm" svg:x="12.659cm" svg:y="8.563cm">
          <draw:text-box>
            <text:p>C2</text:p>
          </draw:text-box>
        </draw:frame>
        <draw:frame draw:style-name="gr30" draw:layer="layout" svg:width="2.492cm" svg:height="0.962cm" svg:x="9.573cm" svg:y="10.468cm">
          <draw:text-box>
            <text:p>C1+C2</text:p>
          </draw:text-box>
        </draw:fram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6" draw:text-style-name="P7" draw:layer="layout" svg:width="16.35cm" svg:height="15.848cm" svg:x="4.955cm" svg:y="2.626cm">
          <draw:image xlink:href="Pictures/100000000000026A000002579A850AF1.png" xlink:type="simple" xlink:show="embed" xlink:actuate="onLoad">
            <text:p/>
          </draw:image>
        </draw:frame>
        <draw:line draw:style-name="gr27" draw:text-style-name="P7" draw:layer="layout" svg:x1="12.065cm" svg:y1="11.122cm" svg:x2="13.335cm" svg:y2="7.312cm">
          <text:p/>
        </draw:line>
        <draw:frame draw:style-name="gr28" draw:layer="layout" svg:width="0.82cm" svg:height="1.597cm" svg:x="11.68cm" svg:y="10.487cm">
          <draw:text-box>
            <text:p>x</text:p>
          </draw:text-box>
        </draw:frame>
        <draw:frame draw:style-name="gr29" draw:layer="layout" svg:width="0.82cm" svg:height="1.597cm" svg:x="12.884cm" svg:y="6.818cm">
          <draw:text-box>
            <text:p>x</text:p>
          </draw:text-box>
        </draw:frame>
        <draw:frame draw:style-name="gr29" draw:layer="layout" svg:width="0.82cm" svg:height="1.597cm" svg:x="12.35cm" svg:y="8.519cm">
          <draw:text-box>
            <text:p>x</text:p>
          </draw:text-box>
        </draw:frame>
        <draw:frame draw:style-name="gr30" draw:layer="layout" svg:width="1.311cm" svg:height="0.962cm" svg:x="11.43cm" svg:y="11.122cm">
          <draw:text-box>
            <text:p>C1</text:p>
          </draw:text-box>
        </draw:frame>
        <draw:frame draw:style-name="gr30" draw:layer="layout" svg:width="1.311cm" svg:height="0.962cm" svg:x="13.294cm" svg:y="6.35cm">
          <draw:text-box>
            <text:p>C2</text:p>
          </draw:text-box>
        </draw:frame>
        <draw:frame draw:style-name="gr30" draw:layer="layout" svg:width="2.492cm" svg:height="0.962cm" svg:x="10.208cm" svg:y="8.255cm">
          <draw:text-box>
            <text:p>C1+C2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o Azevedo</meta:initial-creator>
    <meta:creation-date>2011-04-04T16:07:40</meta:creation-date>
    <meta:editing-duration>PT00H37M52S</meta:editing-duration>
    <meta:editing-cycles>10</meta:editing-cycles>
    <dc:date>2011-04-04T18:43:22</dc:date>
    <dc:creator>Roberto Azevedo</dc:creator>
    <meta:generator>OpenOffice.org/3.2$Linux OpenOffice.org_project/320m19$Build-9505</meta:generator>
    <meta:document-statistic meta:object-count="103"/>
  </office:meta>
</office:document-meta>
</file>